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era" svg:font-family="Me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6.2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6.3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6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6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font-name="Meera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paragraph-properties fo:text-align="center"/>
      <style:text-properties style:use-window-font-color="true" style:font-name="Meera" fo:font-size="18pt" style:font-size-asian="18pt" style:font-size-complex="18pt"/>
    </style:style>
    <style:style style:name="P5" style:family="paragraph">
      <style:paragraph-properties fo:text-align="center"/>
      <style:text-properties style:font-name="Meera" fo:font-size="18pt" style:font-size-asian="18pt" style:font-size-complex="18pt"/>
    </style:style>
    <style:style style:name="P6" style:family="paragraph">
      <style:paragraph-properties fo:text-align="center"/>
      <style:text-properties style:font-name="Meer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Meera"/>
    </style:style>
    <style:style style:name="T1" style:family="text">
      <style:text-properties style:use-window-font-color="true" style:font-name="Meera" fo:font-size="18pt" style:font-size-asian="18pt" style:font-size-complex="18pt"/>
    </style:style>
    <style:style style:name="T2" style:family="text">
      <style:text-properties style:use-window-font-color="true" style:font-name="Meera"/>
    </style:style>
    <style:style style:name="T3" style:family="text">
      <style:text-properties style:use-window-font-color="true"/>
    </style:style>
    <style:style style:name="T4" style:family="text">
      <style:text-properties style:font-name="Meera" fo:font-size="18pt" style:font-size-asian="18pt" style:font-size-complex="18pt"/>
    </style:style>
    <style:style style:name="T5" style:family="text">
      <style:text-properties style:font-name="Meer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6.7cm" svg:height="2.3cm" svg:x="2.4cm" svg:y="5.4cm">
          <text:p text:style-name="P1"><text:span text:style-name="T1">1. Ingest and Load </text:span></text:p>
          <text:p text:style-name="P1"><text:span text:style-name="T1">Data Bund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8cm" svg:height="2.2cm" svg:x="10.8cm" svg:y="14.8cm">
          <text:p text:style-name="P1"><text:span text:style-name="T2">8</text:span><text:span text:style-name="T3">.</text:span><text:span text:style-name="T2"> Record the backtest by</text:span></text:p>
          <text:p text:style-name="P1"><text:span text:style-name="T2">using historical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6.7cm" svg:height="2.2cm" svg:x="10.8cm" svg:y="8.5cm">
          <text:p text:style-name="P1"><text:span text:style-name="T2">6. Load the model and</text:span></text:p>
          <text:p text:style-name="P1"><text:span text:style-name="T2">make 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6.7cm" svg:height="2.2cm" svg:x="10.8cm" svg:y="11.6cm">
          <text:p text:style-name="P1"><text:span text:style-name="T2">7. Execute a trading order</text:span></text:p>
          <text:p text:style-name="P1"><text:span text:style-name="T2">based on price 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7cm" svg:height="2.2cm" svg:x="2.4cm" svg:y="11.6cm">
          <text:p text:style-name="P1"><text:span text:style-name="T2">3. ML Model Training and</text:span></text:p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6.7cm" svg:height="2.3cm" svg:x="10.8cm" svg:y="5.4cm">
          <text:p text:style-name="P1"><text:span text:style-name="T1">5. Download Past Data at</text:span></text:p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6.7cm" svg:height="2.2cm" svg:x="2.4cm" svg:y="14.8cm">
          <text:p text:style-name="P1"><text:span text:style-name="T4">4. Generate a Model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.7cm" svg:height="2.2cm" svg:x="2.4cm" svg:y="8.5cm">
          <text:p text:style-name="P1"><text:span text:style-name="T5">2. Feature’s Engineering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5.75cm" svg:y1="7.7cm" svg:x2="5.75cm" svg:y2="8.5cm" draw:start-shape="id1" draw:start-glue-point="2" draw:end-shape="id2" draw:end-glue-point="0" svg:d="M5750 7700v800" svg:viewBox="0 0 1 801">
          <text:p/>
        </draw:connector>
        <draw:connector draw:style-name="gr4" draw:text-style-name="P7" draw:layer="layout" draw:type="line" svg:x1="5.75cm" svg:y1="10.7cm" svg:x2="5.75cm" svg:y2="11.6cm" draw:start-shape="id2" draw:start-glue-point="2" draw:end-shape="id3" draw:end-glue-point="0" svg:d="M5750 10700v900" svg:viewBox="0 0 1 901">
          <text:p/>
        </draw:connector>
        <draw:connector draw:style-name="gr4" draw:text-style-name="P7" draw:layer="layout" draw:type="line" svg:x1="5.75cm" svg:y1="13.8cm" svg:x2="5.75cm" svg:y2="14.8cm" draw:start-shape="id3" draw:start-glue-point="2" draw:end-shape="id4" draw:end-glue-point="0" svg:d="M5750 13800v1000" svg:viewBox="0 0 1 1001">
          <text:p/>
        </draw:connector>
        <draw:connector draw:style-name="gr4" draw:text-style-name="P7" draw:layer="layout" draw:type="line" svg:x1="14.15cm" svg:y1="7.7cm" svg:x2="14.15cm" svg:y2="8.5cm" draw:start-shape="id5" draw:start-glue-point="2" draw:end-shape="id6" draw:end-glue-point="0" svg:d="M14150 7700v800" svg:viewBox="0 0 1 801">
          <text:p/>
        </draw:connector>
        <draw:connector draw:style-name="gr4" draw:text-style-name="P7" draw:layer="layout" draw:type="line" svg:x1="14.15cm" svg:y1="10.7cm" svg:x2="14.15cm" svg:y2="11.6cm" draw:start-shape="id6" draw:start-glue-point="2" draw:end-shape="id7" draw:end-glue-point="0" svg:d="M14150 10700v900" svg:viewBox="0 0 1 901">
          <text:p/>
        </draw:connector>
        <draw:connector draw:style-name="gr4" draw:text-style-name="P7" draw:layer="layout" draw:type="line" svg:x1="14.15cm" svg:y1="13.8cm" svg:x2="14.2cm" svg:y2="14.8cm" draw:start-shape="id7" draw:start-glue-point="2" draw:end-shape="id8" draw:end-glue-point="0" svg:d="M14150 13800l50 1000" svg:viewBox="0 0 51 1001">
          <text:p/>
        </draw:connector>
        <draw:custom-shape draw:style-name="gr5" draw:text-style-name="P8" draw:layer="layout" svg:width="6.7cm" svg:height="0.6cm" svg:x="2.4cm" svg:y="17.8cm">
          <text:p text:style-name="P1"><text:span text:style-name="T5">Model Develop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7cm" svg:height="0.6cm" svg:x="10.8cm" svg:y="17.8cm">
          <text:p text:style-name="P1"><text:span text:style-name="T5">Model Backtest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era" svg:font-family="Me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9:25:34.161737839</meta:creation-date>
    <dc:date>2020-08-28T20:21:42.560457518</dc:date>
    <meta:editing-duration>PT9M20S</meta:editing-duration>
    <meta:editing-cycles>6</meta:editing-cycles>
    <meta:generator>LibreOffice/6.0.7.3$Linux_X86_64 LibreOffice_project/00m0$Build-3</meta:generator>
    <meta:document-statistic meta:object-count="16"/>
  </office:meta>
</office:document-meta>
</file>